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/>
    </style:style>
    <style:style style:name="P2" style:family="paragraph" style:parent-style-name="Standard">
      <style:text-properties style:use-window-font-color="true" loext:opacity="0%" fo:font-size="18pt" style:font-size-asian="18pt" style:font-size-complex="6pt"/>
    </style:style>
    <style:style style:name="T1" style:family="text">
      <style:text-properties fo:font-size="18pt" style:font-size-asian="18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searching through the usual websites failed to get you what you want. You must:</text:p>
      <text:p text:style-name="P1"/>
      <text:p text:style-name="P1"><text:span text:style-name="T1">Download he logo of the game and Search for its poster (Through google or poster websites) or wallpaper (Through google or wallpaer websites). You can then modify the poster/wallpaper to make it look like the game cover.</text:span></text:p>
      <text:p text:style-name="P2"/>
      <text:p text:style-name="P1"><text:span text:style-name="T1">If you want a Higher Definition version of an image you already have, Use either ChatGPT or the Google’s image search to look for it.</text:span></text:p>
      <text:p text:style-name="P2"/>
      <text:p text:style-name="P1"><text:span text:style-name="T1">Use inspect and choose the application tab to get the image you want if it’s not normally downloadable.</text:span></text:p>
      <text:p text:style-name="P2"/>
      <text:p text:style-name="P1"><text:span text:style-name="T1">Youtube, Steam, And other websites that deal with selling and viewing games have a poster of the game, Search for the game on those websites, Click on a video/page related to it, Then</text:span><text:bookmark text:name="_GoBack"/><text:span text:style-name="T1"> click the box below it that has the name of the game on it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d0d0d" loext:opacity="100%" style:font-name="Calibri" fo:font-size="22pt" fo:language="en" fo:country="US" style:letter-kerning="false" style:font-name-asian="Calibri1" style:font-size-asian="22pt" style:language-asian="en" style:country-asian="US" style:font-name-complex="Calibri1" style:font-size-complex="8pt" style:language-complex="ar" style:country-complex="SA">
        <loext:char-complex-color loext:theme-type="dark1" loext:color-type="theme">
          <loext:transformation loext:type="tint" loext:value="509"/>
        </loext:char-complex-color>
      </style:text-properties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fo:color="#0d0d0d" loext:opacity="100%" style:font-name="Calibri" fo:font-size="22pt" fo:language="en" fo:country="US" style:letter-kerning="false" style:font-name-asian="Calibri1" style:font-size-asian="22pt" style:language-asian="en" style:country-asian="US" style:font-name-complex="Calibri1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509"/>
        </loext:char-complex-color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center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305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Pack by Diakov</meta:initial-creator>
    <meta:editing-cycles>7</meta:editing-cycles>
    <meta:creation-date>2025-04-12T08:16:00</meta:creation-date>
    <dc:date>2025-11-10T05:15:25.161823400</dc:date>
    <meta:editing-duration>PT5M34S</meta:editing-duration>
    <meta:generator>LibreOffice/25.2.6.2$Windows_X86_64 LibreOffice_project/729c5bfe710f5eb71ed3bbde9e06a6065e9c6c5d</meta:generator>
    <meta:document-statistic meta:table-count="0" meta:image-count="0" meta:object-count="0" meta:page-count="1" meta:paragraph-count="5" meta:word-count="142" meta:character-count="781" meta:non-whitespace-character-count="644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